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Text_20_body">
      <style:text-properties officeooo:rsid="0021897a" officeooo:paragraph-rsid="0021897a"/>
    </style:style>
    <style:style style:name="P4" style:family="paragraph" style:parent-style-name="Text_20_body">
      <style:text-properties officeooo:rsid="0022ee21" officeooo:paragraph-rsid="0022ee21"/>
    </style:style>
    <style:style style:name="P5" style:family="paragraph" style:parent-style-name="Text_20_body">
      <style:text-properties officeooo:paragraph-rsid="0024040f"/>
    </style:style>
    <style:style style:name="P6" style:family="paragraph" style:parent-style-name="Text_20_body">
      <style:text-properties officeooo:rsid="002778cf" officeooo:paragraph-rsid="002778cf"/>
    </style:style>
    <style:style style:name="P7" style:family="paragraph" style:parent-style-name="Text_20_body">
      <style:text-properties officeooo:rsid="002bc356" officeooo:paragraph-rsid="002bc356"/>
    </style:style>
    <style:style style:name="P8" style:family="paragraph" style:parent-style-name="Text_20_body">
      <style:text-properties officeooo:rsid="002c5607" officeooo:paragraph-rsid="002c5607"/>
    </style:style>
    <style:style style:name="P9" style:family="paragraph" style:parent-style-name="Text_20_body">
      <style:text-properties officeooo:rsid="002dcceb" officeooo:paragraph-rsid="002dcceb"/>
    </style:style>
    <style:style style:name="P10" style:family="paragraph" style:parent-style-name="Text_20_body">
      <style:text-properties officeooo:rsid="002f5086" officeooo:paragraph-rsid="002f5086"/>
    </style:style>
    <style:style style:name="P11" style:family="paragraph" style:parent-style-name="Text_20_body">
      <style:text-properties officeooo:rsid="003514f5" officeooo:paragraph-rsid="003514f5"/>
    </style:style>
    <style:style style:name="P12" style:family="paragraph" style:parent-style-name="Text_20_body">
      <style:text-properties officeooo:rsid="003514f5" officeooo:paragraph-rsid="0038d088"/>
    </style:style>
    <style:style style:name="P13" style:family="paragraph" style:parent-style-name="Text_20_body">
      <style:text-properties officeooo:rsid="0038d088" officeooo:paragraph-rsid="0038d088"/>
    </style:style>
    <style:style style:name="P14" style:family="paragraph" style:parent-style-name="Text_20_body">
      <style:text-properties officeooo:rsid="0038d088" officeooo:paragraph-rsid="00450073"/>
    </style:style>
    <style:style style:name="P15" style:family="paragraph" style:parent-style-name="Text_20_body">
      <style:text-properties officeooo:rsid="0054101b" officeooo:paragraph-rsid="0054101b"/>
    </style:style>
    <style:style style:name="P16" style:family="paragraph" style:parent-style-name="Text_20_body">
      <style:text-properties officeooo:rsid="0058904b" officeooo:paragraph-rsid="0058904b"/>
    </style:style>
    <style:style style:name="P17" style:family="paragraph" style:parent-style-name="Text_20_body">
      <style:text-properties officeooo:rsid="005a6b08" officeooo:paragraph-rsid="005a6b08"/>
    </style:style>
    <style:style style:name="P18" style:family="paragraph" style:parent-style-name="Text_20_body">
      <style:text-properties officeooo:rsid="005a6b08" officeooo:paragraph-rsid="0092ed8c"/>
    </style:style>
    <style:style style:name="P19" style:family="paragraph" style:parent-style-name="Text_20_body">
      <style:text-properties officeooo:rsid="005b605e" officeooo:paragraph-rsid="005b605e"/>
    </style:style>
    <style:style style:name="P20" style:family="paragraph" style:parent-style-name="Text_20_body">
      <style:text-properties officeooo:rsid="005b605e" officeooo:paragraph-rsid="005c808a"/>
    </style:style>
    <style:style style:name="P21" style:family="paragraph" style:parent-style-name="Text_20_body">
      <style:text-properties officeooo:rsid="005c808a" officeooo:paragraph-rsid="005c808a"/>
    </style:style>
    <style:style style:name="P22" style:family="paragraph" style:parent-style-name="Text_20_body">
      <style:text-properties officeooo:rsid="005f9cd9" officeooo:paragraph-rsid="00637dea"/>
    </style:style>
    <style:style style:name="P23" style:family="paragraph" style:parent-style-name="Text_20_body">
      <style:text-properties officeooo:rsid="005f9cd9" officeooo:paragraph-rsid="005f9cd9"/>
    </style:style>
    <style:style style:name="P24" style:family="paragraph" style:parent-style-name="Text_20_body">
      <style:text-properties officeooo:rsid="0060af6a" officeooo:paragraph-rsid="0060af6a"/>
    </style:style>
    <style:style style:name="P25" style:family="paragraph" style:parent-style-name="Text_20_body">
      <style:text-properties officeooo:rsid="0060af6a" officeooo:paragraph-rsid="00698848"/>
    </style:style>
    <style:style style:name="P26" style:family="paragraph" style:parent-style-name="Text_20_body">
      <style:text-properties officeooo:rsid="0060af6a" officeooo:paragraph-rsid="006c68a0"/>
    </style:style>
    <style:style style:name="P27" style:family="paragraph" style:parent-style-name="Text_20_body">
      <style:text-properties officeooo:rsid="0060af6a" officeooo:paragraph-rsid="0095740a"/>
    </style:style>
    <style:style style:name="P28" style:family="paragraph" style:parent-style-name="Text_20_body">
      <style:text-properties officeooo:rsid="0060af6a" officeooo:paragraph-rsid="00ac4d03"/>
    </style:style>
    <style:style style:name="P29" style:family="paragraph" style:parent-style-name="Text_20_body">
      <style:text-properties officeooo:rsid="0073488f" officeooo:paragraph-rsid="0073488f"/>
    </style:style>
    <style:style style:name="P30" style:family="paragraph" style:parent-style-name="Text_20_body">
      <style:text-properties officeooo:rsid="0076cdb3" officeooo:paragraph-rsid="0076cdb3"/>
    </style:style>
    <style:style style:name="P31" style:family="paragraph" style:parent-style-name="Text_20_body">
      <style:text-properties officeooo:rsid="0071536f" officeooo:paragraph-rsid="0071536f"/>
    </style:style>
    <style:style style:name="P32" style:family="paragraph" style:parent-style-name="Text_20_body">
      <style:text-properties officeooo:rsid="00962f1a" officeooo:paragraph-rsid="00982d63"/>
    </style:style>
    <style:style style:name="P33" style:family="paragraph" style:parent-style-name="Text_20_body">
      <style:text-properties officeooo:rsid="00982d63" officeooo:paragraph-rsid="00982d63"/>
    </style:style>
    <style:style style:name="P34" style:family="paragraph" style:parent-style-name="Text_20_body">
      <style:text-properties officeooo:rsid="005df63a" officeooo:paragraph-rsid="00a044e3"/>
    </style:style>
    <style:style style:name="P35" style:family="paragraph" style:parent-style-name="Text_20_body">
      <style:text-properties officeooo:rsid="0032fd13" officeooo:paragraph-rsid="00b27c4e"/>
    </style:style>
    <style:style style:name="P36" style:family="paragraph" style:parent-style-name="Text_20_body">
      <style:text-properties officeooo:rsid="00339f51" officeooo:paragraph-rsid="00b27c4e"/>
    </style:style>
    <style:style style:name="P37" style:family="paragraph" style:parent-style-name="Text_20_body">
      <style:text-properties officeooo:rsid="003b7b31" officeooo:paragraph-rsid="00bfe021"/>
    </style:style>
    <style:style style:name="P38" style:family="paragraph" style:parent-style-name="Text_20_body">
      <style:text-properties officeooo:rsid="0036d419" officeooo:paragraph-rsid="0036d419"/>
    </style:style>
    <style:style style:name="P39" style:family="paragraph" style:parent-style-name="Text_20_body">
      <style:text-properties officeooo:rsid="0036d419" officeooo:paragraph-rsid="00bfe021"/>
    </style:style>
    <style:style style:name="P40" style:family="paragraph" style:parent-style-name="Text_20_body">
      <style:text-properties officeooo:rsid="0036d419" officeooo:paragraph-rsid="00c2e138"/>
    </style:style>
    <style:style style:name="P41" style:family="paragraph" style:parent-style-name="Text_20_body">
      <style:text-properties officeooo:rsid="004ad96a" officeooo:paragraph-rsid="00c3b299"/>
    </style:style>
    <style:style style:name="P42" style:family="paragraph" style:parent-style-name="Text_20_body">
      <style:text-properties officeooo:rsid="00538f30" officeooo:paragraph-rsid="00c3b299"/>
    </style:style>
    <style:style style:name="P43" style:family="paragraph" style:parent-style-name="Text_20_body">
      <style:text-properties officeooo:rsid="004a66b7" officeooo:paragraph-rsid="00c3b299"/>
    </style:style>
    <style:style style:name="P44" style:family="paragraph" style:parent-style-name="Text_20_body">
      <style:text-properties officeooo:rsid="004ec5f5" officeooo:paragraph-rsid="00c3b299"/>
    </style:style>
    <style:style style:name="P45" style:family="paragraph" style:parent-style-name="Text_20_body">
      <style:text-properties officeooo:rsid="0050edba" officeooo:paragraph-rsid="00c3b299"/>
    </style:style>
    <style:style style:name="P46" style:family="paragraph" style:parent-style-name="Text_20_body">
      <style:text-properties officeooo:rsid="004b95fb" officeooo:paragraph-rsid="00c3b299"/>
    </style:style>
    <style:style style:name="P47" style:family="paragraph" style:parent-style-name="Text_20_body">
      <style:text-properties officeooo:rsid="004b95fb" officeooo:paragraph-rsid="00c48275"/>
    </style:style>
    <style:style style:name="P48" style:family="paragraph" style:parent-style-name="Text_20_body">
      <style:text-properties officeooo:rsid="004f93fd" officeooo:paragraph-rsid="00c48275"/>
    </style:style>
    <style:style style:name="P49" style:family="paragraph" style:parent-style-name="Text_20_body">
      <style:text-properties officeooo:rsid="0049f6e0" officeooo:paragraph-rsid="00c48275"/>
    </style:style>
    <style:style style:name="P50" style:family="paragraph" style:parent-style-name="Text_20_body">
      <style:text-properties officeooo:rsid="004a8b33" officeooo:paragraph-rsid="00c48275"/>
    </style:style>
    <style:style style:name="P51" style:family="paragraph" style:parent-style-name="Text_20_body">
      <style:text-properties officeooo:rsid="005eca41" officeooo:paragraph-rsid="005eca41"/>
    </style:style>
    <style:style style:name="P52"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53"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4" style:family="paragraph" style:parent-style-name="Text_20_body">
      <style:text-properties officeooo:rsid="0060af6a" officeooo:paragraph-rsid="00d180de"/>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5eca41" fo:background-color="#dddddd"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65bac7" style:font-weight-asian="normal" style:font-weight-complex="normal"/>
    </style:style>
    <style:style style:name="T24" style:family="text">
      <style:text-properties fo:font-weight="normal" officeooo:rsid="008faae1" style:font-weight-asian="normal" style:font-weight-complex="normal"/>
    </style:style>
    <style:style style:name="T25" style:family="text">
      <style:text-properties style:font-name="Ubuntu Mono" fo:background-color="#dddddd" loext:char-shading-value="0"/>
    </style:style>
    <style:style style:name="T26" style:family="text">
      <style:text-properties style:font-name="Ubuntu Mono" officeooo:rsid="00543f5d" fo:background-color="#dddddd" loext:char-shading-value="0"/>
    </style:style>
    <style:style style:name="T27" style:family="text">
      <style:text-properties style:font-name="Ubuntu Mono" officeooo:rsid="005e376a" fo:background-color="#dddddd" loext:char-shading-value="0"/>
    </style:style>
    <style:style style:name="T28" style:family="text">
      <style:text-properties style:font-name="Ubuntu Mono" officeooo:rsid="0065f20b" fo:background-color="#dddddd" loext:char-shading-value="0"/>
    </style:style>
    <style:style style:name="T29" style:family="text">
      <style:text-properties style:font-name="Ubuntu Mono" officeooo:rsid="0065bac7" fo:background-color="#cccccc" loext:char-shading-value="0"/>
    </style:style>
    <style:style style:name="T30" style:family="text">
      <style:text-properties style:font-name="Ubuntu Mono" officeooo:rsid="007f7ca4" fo:background-color="#cccccc" loext:char-shading-value="0"/>
    </style:style>
    <style:style style:name="T31" style:family="text">
      <style:text-properties style:font-name="Ubuntu Mono" officeooo:rsid="00698848" fo:background-color="#cccccc" loext:char-shading-value="0"/>
    </style:style>
    <style:style style:name="T32" style:family="text">
      <style:text-properties style:font-name="Ubuntu Mono" officeooo:rsid="00813447" fo:background-color="#cccccc" loext:char-shading-value="0"/>
    </style:style>
    <style:style style:name="T33" style:family="text">
      <style:text-properties style:font-name="Ubuntu Mono" officeooo:rsid="0082f803" fo:background-color="#cccccc" loext:char-shading-value="0"/>
    </style:style>
    <style:style style:name="T34" style:family="text">
      <style:text-properties style:font-name="Ubuntu Mono" officeooo:rsid="0084cb6b" fo:background-color="#cccccc" loext:char-shading-value="0"/>
    </style:style>
    <style:style style:name="T35" style:family="text">
      <style:text-properties style:font-name="Ubuntu Mono" officeooo:rsid="00aec61d" fo:background-color="#cccccc" loext:char-shading-value="0"/>
    </style:style>
    <style:style style:name="T36" style:family="text">
      <style:text-properties fo:background-color="#dddddd" loext:char-shading-value="0"/>
    </style:style>
    <style:style style:name="T37" style:family="text">
      <style:text-properties officeooo:rsid="005eca41" fo:background-color="#dddddd" loext:char-shading-value="0"/>
    </style:style>
    <style:style style:name="T38" style:family="text">
      <style:text-properties officeooo:rsid="007cf418" fo:background-color="#dddddd" loext:char-shading-value="0"/>
    </style:style>
    <style:style style:name="T39" style:family="text">
      <style:text-properties officeooo:rsid="0022976d"/>
    </style:style>
    <style:style style:name="T40" style:family="text">
      <style:text-properties officeooo:rsid="0024040f"/>
    </style:style>
    <style:style style:name="T41" style:family="text">
      <style:text-properties officeooo:rsid="00274b96"/>
    </style:style>
    <style:style style:name="T42" style:family="text">
      <style:text-properties officeooo:rsid="00279cd8"/>
    </style:style>
    <style:style style:name="T43" style:family="text">
      <style:text-properties officeooo:rsid="00283c12"/>
    </style:style>
    <style:style style:name="T44" style:family="text">
      <style:text-properties officeooo:rsid="002c5607"/>
    </style:style>
    <style:style style:name="T45" style:family="text">
      <style:text-properties officeooo:rsid="002dcceb"/>
    </style:style>
    <style:style style:name="T46" style:family="text">
      <style:text-properties officeooo:rsid="002f5086"/>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53c004"/>
    </style:style>
    <style:style style:name="T49" style:family="text">
      <style:text-properties style:text-underline-style="solid" style:text-underline-width="auto" style:text-underline-color="font-color" officeooo:rsid="005b605e"/>
    </style:style>
    <style:style style:name="T50" style:family="text">
      <style:text-properties style:text-underline-style="solid" style:text-underline-width="auto" style:text-underline-color="font-color" officeooo:rsid="0060af6a"/>
    </style:style>
    <style:style style:name="T51" style:family="text">
      <style:text-properties style:text-underline-style="solid" style:text-underline-width="auto" style:text-underline-color="font-color" officeooo:rsid="00698848"/>
    </style:style>
    <style:style style:name="T52" style:family="text">
      <style:text-properties style:text-underline-style="solid" style:text-underline-width="auto" style:text-underline-color="font-color" officeooo:rsid="006c68a0"/>
    </style:style>
    <style:style style:name="T53" style:family="text">
      <style:text-properties style:text-underline-style="solid" style:text-underline-width="auto" style:text-underline-color="font-color" officeooo:rsid="007e66a7"/>
    </style:style>
    <style:style style:name="T54" style:family="text">
      <style:text-properties style:text-underline-style="solid" style:text-underline-width="auto" style:text-underline-color="font-color" officeooo:rsid="0089ca3d"/>
    </style:style>
    <style:style style:name="T55" style:family="text">
      <style:text-properties style:text-underline-style="solid" style:text-underline-width="auto" style:text-underline-color="font-color" officeooo:rsid="00bfe021"/>
    </style:style>
    <style:style style:name="T56" style:family="text">
      <style:text-properties style:text-underline-style="solid" style:text-underline-width="auto" style:text-underline-color="font-color" officeooo:rsid="00c2e138"/>
    </style:style>
    <style:style style:name="T57" style:family="text">
      <style:text-properties style:text-underline-style="solid" style:text-underline-width="auto" style:text-underline-color="font-color" officeooo:rsid="00c3b299"/>
    </style:style>
    <style:style style:name="T58" style:family="text">
      <style:text-properties officeooo:rsid="0036d419"/>
    </style:style>
    <style:style style:name="T59" style:family="text">
      <style:text-properties officeooo:rsid="003a9bc9"/>
    </style:style>
    <style:style style:name="T60" style:family="text">
      <style:text-properties officeooo:rsid="003f866a"/>
    </style:style>
    <style:style style:name="T61" style:family="text">
      <style:text-properties officeooo:rsid="003fe9be"/>
    </style:style>
    <style:style style:name="T62" style:family="text">
      <style:text-properties officeooo:rsid="00450073"/>
    </style:style>
    <style:style style:name="T63" style:family="text">
      <style:text-properties officeooo:rsid="004d84e8"/>
    </style:style>
    <style:style style:name="T64" style:family="text">
      <style:text-properties officeooo:rsid="0053b16a"/>
    </style:style>
    <style:style style:name="T65" style:family="text">
      <style:text-properties officeooo:rsid="0596facf"/>
    </style:style>
    <style:style style:name="T66" style:family="text">
      <style:text-properties officeooo:rsid="00547d30"/>
    </style:style>
    <style:style style:name="T67" style:family="text">
      <style:text-properties officeooo:rsid="0055824b"/>
    </style:style>
    <style:style style:name="T68" style:family="text">
      <style:text-properties officeooo:rsid="005b1e17"/>
    </style:style>
    <style:style style:name="T69" style:family="text">
      <style:text-properties officeooo:rsid="005b605e"/>
    </style:style>
    <style:style style:name="T70" style:family="text">
      <style:text-properties officeooo:rsid="005c808a"/>
    </style:style>
    <style:style style:name="T71" style:family="text">
      <style:text-properties officeooo:rsid="005eca41"/>
    </style:style>
    <style:style style:name="T72" style:family="text">
      <style:text-properties officeooo:rsid="0060af6a"/>
    </style:style>
    <style:style style:name="T73" style:family="text">
      <style:text-properties officeooo:rsid="00637dea"/>
    </style:style>
    <style:style style:name="T74" style:family="text">
      <style:text-properties officeooo:rsid="0063a804"/>
    </style:style>
    <style:style style:name="T75" style:family="text">
      <style:text-properties officeooo:rsid="00640512"/>
    </style:style>
    <style:style style:name="T76" style:family="text">
      <style:text-properties officeooo:rsid="0065bac7"/>
    </style:style>
    <style:style style:name="T77" style:family="text">
      <style:text-properties officeooo:rsid="0065f20b"/>
    </style:style>
    <style:style style:name="T78" style:family="text">
      <style:text-properties officeooo:rsid="00698848"/>
    </style:style>
    <style:style style:name="T79" style:family="text">
      <style:text-properties officeooo:rsid="0073488f"/>
    </style:style>
    <style:style style:name="T80" style:family="text">
      <style:text-properties officeooo:rsid="007533cf"/>
    </style:style>
    <style:style style:name="T81" style:family="text">
      <style:text-properties officeooo:rsid="007876da"/>
    </style:style>
    <style:style style:name="T82" style:family="text">
      <style:text-properties officeooo:rsid="00794af0"/>
    </style:style>
    <style:style style:name="T83" style:family="text">
      <style:text-properties officeooo:rsid="007b1788"/>
    </style:style>
    <style:style style:name="T84" style:family="text">
      <style:text-properties officeooo:rsid="00845467"/>
    </style:style>
    <style:style style:name="T85" style:family="text">
      <style:text-properties officeooo:rsid="0084cb6b"/>
    </style:style>
    <style:style style:name="T86" style:family="text">
      <style:text-properties officeooo:rsid="00852f6f"/>
    </style:style>
    <style:style style:name="T87" style:family="text">
      <style:text-properties officeooo:rsid="0085c425"/>
    </style:style>
    <style:style style:name="T88" style:family="text">
      <style:text-properties officeooo:rsid="0088f87f"/>
    </style:style>
    <style:style style:name="T89" style:family="text">
      <style:text-properties officeooo:rsid="0089ca3d"/>
    </style:style>
    <style:style style:name="T90" style:family="text">
      <style:text-properties officeooo:rsid="0089df39"/>
    </style:style>
    <style:style style:name="T91" style:family="text">
      <style:text-properties officeooo:rsid="008b7634"/>
    </style:style>
    <style:style style:name="T92" style:family="text">
      <style:text-properties officeooo:rsid="008faae1"/>
    </style:style>
    <style:style style:name="T93" style:family="text">
      <style:text-properties officeooo:rsid="00944a52"/>
    </style:style>
    <style:style style:name="T94" style:family="text">
      <style:text-properties officeooo:rsid="00982d63"/>
    </style:style>
    <style:style style:name="T95" style:family="text">
      <style:text-properties officeooo:rsid="009b33ce"/>
    </style:style>
    <style:style style:name="T96" style:family="text">
      <style:text-properties officeooo:rsid="009e6943"/>
    </style:style>
    <style:style style:name="T97" style:family="text">
      <style:text-properties officeooo:rsid="00a478da"/>
    </style:style>
    <style:style style:name="T98" style:family="text">
      <style:text-properties officeooo:rsid="00a64baf"/>
    </style:style>
    <style:style style:name="T99" style:family="text">
      <style:text-properties officeooo:rsid="00a67cc8"/>
    </style:style>
    <style:style style:name="T100" style:family="text">
      <style:text-properties officeooo:rsid="00a6fdb9"/>
    </style:style>
    <style:style style:name="T101" style:family="text">
      <style:text-properties officeooo:rsid="00a94d18"/>
    </style:style>
    <style:style style:name="T102" style:family="text">
      <style:text-properties style:text-position="super 58%" style:font-name="Ubuntu Mono" fo:background-color="#dddddd" loext:char-shading-value="0"/>
    </style:style>
    <style:style style:name="T103" style:family="text">
      <style:text-properties officeooo:rsid="00ac4d03"/>
    </style:style>
    <style:style style:name="T104" style:family="text">
      <style:text-properties officeooo:rsid="00acabce"/>
    </style:style>
    <style:style style:name="T105" style:family="text">
      <style:text-properties officeooo:rsid="00b00863"/>
    </style:style>
    <style:style style:name="T106" style:family="text">
      <style:text-properties officeooo:rsid="00b4e34a"/>
    </style:style>
    <style:style style:name="T107" style:family="text">
      <style:text-properties officeooo:rsid="00bb37f6"/>
    </style:style>
    <style:style style:name="T108" style:family="text">
      <style:text-properties officeooo:rsid="00bc39cd"/>
    </style:style>
    <style:style style:name="T109" style:family="text">
      <style:text-properties officeooo:rsid="00bd1a31"/>
    </style:style>
    <style:style style:name="T110" style:family="text">
      <style:text-properties officeooo:rsid="00bdeb70"/>
    </style:style>
    <style:style style:name="T111" style:family="text">
      <style:text-properties officeooo:rsid="00c13157"/>
    </style:style>
    <style:style style:name="T112" style:family="text">
      <style:text-properties officeooo:rsid="00c2e138"/>
    </style:style>
    <style:style style:name="T113" style:family="text">
      <style:text-properties officeooo:rsid="00c3b299"/>
    </style:style>
    <style:style style:name="T114" style:family="text">
      <style:text-properties officeooo:rsid="00c707e5"/>
    </style:style>
    <style:style style:name="T115" style:family="text">
      <style:text-properties officeooo:rsid="00c91931"/>
    </style:style>
    <style:style style:name="T116" style:family="text">
      <style:text-properties officeooo:rsid="00c95cdf"/>
    </style:style>
    <style:style style:name="T117" style:family="text">
      <style:text-properties officeooo:rsid="00caee31"/>
    </style:style>
    <style:style style:name="T118" style:family="text">
      <style:text-properties officeooo:rsid="00cb0eaf"/>
    </style:style>
    <style:style style:name="T119" style:family="text">
      <style:text-properties officeooo:rsid="00cc63c3"/>
    </style:style>
    <style:style style:name="T120" style:family="text">
      <style:text-properties officeooo:rsid="00ceea91"/>
    </style:style>
    <style:style style:name="T121" style:family="text">
      <style:text-properties officeooo:rsid="00d180de"/>
    </style:style>
    <style:style style:name="T122" style:family="text">
      <style:text-properties officeooo:rsid="00d269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53">geekguild.com/openadventure<text:line-break/></text:p>
      <text:p text:style-name="P52">Pocket Quest <text:span text:style-name="T100">v.1.4</text:span></text:p>
      <text:p text:style-name="P1"/>
      <text:p text:style-name="P5">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4">player</text:span> is in control of an imaginary <text:span text:style-name="T40">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3">When a <text:span text:style-name="T39">CHR's</text:span> ability must be tested, <text:span text:style-name="T120">describe the actions dramatically then </text:span>roll <text:span text:style-name="T25">1d6-1d6</text:span> and apply the result to the trait being tested. This is known as a <text:span text:style-name="T2">Standard Roll</text:span> <text:span text:style-name="T84">or just “Roll”</text:span>.</text:p>
      <text:h text:style-name="P56" text:outline-level="2">Character Creation</text:h>
      <text:p text:style-name="P4">1. <text:span text:style-name="T41">Write down the PC's seven </text:span><text:span text:style-name="T6">Primary Traits</text:span><text:span text:style-name="T41">: </text:span><text:span text:style-name="T6">Strength</text:span><text:span text:style-name="T41"> (</text:span><text:span text:style-name="T6">STR</text:span><text:span text:style-name="T41">), </text:span><text:span text:style-name="T6">Perception</text:span><text:span text:style-name="T41"> (</text:span><text:span text:style-name="T6">PER</text:span><text:span text:style-name="T41">), </text:span><text:span text:style-name="T6">Intelligence</text:span><text:span text:style-name="T41"> (</text:span><text:span text:style-name="T6">INT</text:span><text:span text:style-name="T41">), </text:span><text:span text:style-name="T6">Dexterity</text:span><text:span text:style-name="T41"> (</text:span><text:span text:style-name="T6">DEX</text:span><text:span text:style-name="T41">), </text:span><text:span text:style-name="T6">Vitality</text:span><text:span text:style-name="T41"> (</text:span><text:span text:style-name="T6">VIT</text:span><text:span text:style-name="T41">), </text:span><text:span text:style-name="T6">Charisma</text:span><text:span text:style-name="T41"> (</text:span><text:span text:style-name="T6">CHA</text:span><text:span text:style-name="T41">) and </text:span><text:span text:style-name="T6">Magic</text:span><text:span text:style-name="T41"> (</text:span><text:span text:style-name="T6">MAG</text:span><text:span text:style-name="T41">).</text:span></text:p>
      <text:p text:style-name="P6">2. Write down the <text:span text:style-name="T43">PC</text:span>'s 12 <text:span text:style-name="T2">Secondary Traits</text:span>. <text:span text:style-name="T42">Each secondary trait is based off one primary trait: </text:span><text:span text:style-name="T7">Health Points</text:span><text:span text:style-name="T42"> (</text:span><text:span text:style-name="T7">HP</text:span><text:span text:style-name="T42">) = VIT. </text:span><text:span text:style-name="T7">Stamina Points</text:span><text:span text:style-name="T42"> (</text:span><text:span text:style-name="T7">SP</text:span><text:span text:style-name="T42">) = VIT. </text:span><text:span text:style-name="T7">Skills</text:span><text:span text:style-name="T42"> (</text:span><text:span text:style-name="T7">SKL</text:span><text:span text:style-name="T42">) = INT. </text:span><text:span text:style-name="T7">Language Points</text:span><text:span text:style-name="T42"> (</text:span><text:span text:style-name="T7">LP</text:span><text:span text:style-name="T42">) = INT. </text:span><text:span text:style-name="T7">Fortitude Save</text:span><text:span text:style-name="T42"> = VIT. </text:span><text:span text:style-name="T7">Reflex Save</text:span><text:span text:style-name="T42"> = DEX. </text:span><text:span text:style-name="T7">Will Save</text:span><text:span text:style-name="T42"> = INT. </text:span><text:span text:style-name="T7">Melee Attack</text:span><text:span text:style-name="T42"> (</text:span><text:span text:style-name="T7">MA</text:span><text:span text:style-name="T42">) = STR + </text:span><text:span text:style-name="T7">Weapon Damage</text:span><text:span text:style-name="T42"> (</text:span><text:span text:style-name="T7">WD</text:span><text:span text:style-name="T42">). </text:span><text:span text:style-name="T7">Ranged Attack</text:span><text:span text:style-name="T42"> (</text:span><text:span text:style-name="T7">RA</text:span><text:span text:style-name="T42">) = PER + WD. </text:span><text:span text:style-name="T7">Unarmed Attack</text:span><text:span text:style-name="T42"> (</text:span><text:span text:style-name="T7">UA</text:span><text:span text:style-name="T42">) = DEX. </text:span><text:span text:style-name="T7">Defense</text:span><text:span text:style-name="T42"> (</text:span><text:span text:style-name="T7">DFS</text:span><text:span text:style-name="T42">) = DEX + </text:span><text:span text:style-name="T7">Armor Toughness</text:span><text:span text:style-name="T42"> (</text:span><text:span text:style-name="T7">AT</text:span><text:span text:style-name="T42">). </text:span><text:span text:style-name="T7">Mana Points</text:span><text:span text:style-name="T42"> (</text:span><text:span text:style-name="T7">MP</text:span><text:span text:style-name="T42">) &amp; </text:span><text:span text:style-name="T7">Psionics Points</text:span><text:span text:style-name="T42"> (</text:span><text:span text:style-name="T7">PSI</text:span><text:span text:style-name="T42">) = MAG (see the “magic” sheet).</text:span></text:p>
      <text:p text:style-name="P7">3. Choose an <text:span text:style-name="T2">Archetype</text:span> (<text:span text:style-name="T2">ARC</text:span>) and write down <text:span text:style-name="T80">all</text:span> bonuses <text:span text:style-name="T80">and deteriments</text:span>. <text:span text:style-name="T46">Treat missing primary traits as 0. </text:span>Optionally, you ma<text:span text:style-name="T85">y</text:span> <text:span text:style-name="T2">Dual Arch</text:span> by choosing two ARCs, halving all bonuses &amp; penalties <text:span text:style-name="T90">(rounding down) </text:span>and combining the stats together. For mutually-exclusive stats, always choose the more restrictive of the two.</text:p>
      <text:p text:style-name="P12">4. <text:span text:style-name="T58">Choose a race or species and write down all bonuses &amp; detriments.</text:span></text:p>
      <text:p text:style-name="P13"><text:span text:style-name="T84">5</text:span>. Add <text:span text:style-name="T84">3</text:span>d6 <text:span text:style-name="T2">Character Points</text:span> (<text:span text:style-name="T2">CP</text:span>) to any of the <text:span text:style-name="T93">primary traits</text:span> in any order. <text:span text:style-name="T59">N</text:span>o <text:span text:style-name="T93">primary trait may have</text:span> less than 1 CP (<text:span text:style-name="T59">MAG</text:span> ex<text:span text:style-name="T59">empt</text:span>) or <text:span text:style-name="T59">greater</text:span> than 10 CP.</text:p>
      <text:p text:style-name="P14"><text:span text:style-name="T84">6</text:span>. <text:span text:style-name="T62">Start with 3d6 money. Buy weapons, armor &amp; equipment.</text:span></text:p>
      <text:p text:style-name="P30"><text:span text:style-name="T84">7</text:span>. <text:span text:style-name="T122">Think</text:span> up with a <text:span text:style-name="T84">PC</text:span> name, background, profession and personality.</text:p>
      <text:h text:style-name="P57" text:outline-level="2">Archetypes</text:h>
      <text:p text:style-name="P7"><text:span text:style-name="T47">ARCANIST</text:span>: PER 2, INT 6, CHA 4, MAG 8, 5 <text:span text:style-name="T105">Feats</text:span>, <text:span text:style-name="T2">Movement Points</text:span> (<text:span text:style-name="T2">MV</text:span>) 7, <text:span text:style-name="T46">+</text:span>2 <text:span text:style-name="T46">SKL</text:span> (INT), 1d6-1 HP per <text:span text:style-name="T8">Level</text:span><text:span text:style-name="T44"> (</text:span><text:span text:style-name="T8">LVL</text:span><text:span text:style-name="T44">)</text:span>.</text:p>
      <text:p text:style-name="P8"><text:span text:style-name="T47">FIGHTER</text:span> – STR 6, INT 2, DEX 8, VIT 4, 4 <text:span text:style-name="T105">Feats</text:span>, <text:span text:style-name="T45">MV 6,</text:span> 1d6+1 HP per <text:span text:style-name="T45">LVL</text:span>.</text:p>
      <text:p text:style-name="P9"><text:span text:style-name="T47">HEALER</text:span> – STR 4, PER 2, CHA 6, VIT 8, 4 <text:span text:style-name="T105">Feats</text:span>, MV <text:span text:style-name="T46">5</text:span>, 1d6+1 HP per LVL.</text:p>
      <text:p text:style-name="P10"><text:span text:style-name="T47">LEADER</text:span> – PER 4, INT 6, CHA 8, VIT 2, 4 <text:span text:style-name="T105">Feats</text:span>, MV 6, +1 SKL (INT), 1d6-1 HP per LVL.</text:p>
      <text:p text:style-name="P35"><text:span text:style-name="T47">MARKSMAN</text:span> – PER 8, INT 4, DEX 6, CHA 2, 3 <text:span text:style-name="T105">Feats</text:span>, MV 8, 1d6 HP per LVL, +1 <text:span text:style-name="T2">Power Point</text:span> (<text:span text:style-name="T2">PP</text:span>) per <text:span text:style-name="T18">Attack</text:span><text:span text:style-name="T81"> (</text:span><text:span text:style-name="T18">ATK</text:span><text:span text:style-name="T81">)</text:span>.</text:p>
      <text:p text:style-name="P36"><text:span text:style-name="T47">SCOUT</text:span> – STR 2, PER 6, INT 8, DEX 4, 5 <text:span text:style-name="T105">Feat</text:span>s, MV 7, 1d6 HP per LVL. -1 SKL (STR), -1 PP <text:span text:style-name="T81">per ATK</text:span>, -1 SP.</text:p>
      <text:p text:style-name="P11"><text:span text:style-name="T47">WARRIOR</text:span> – STR 8, DEX 2, CHA 4, VIT 6, MV 5, 1d6+2 HP per LVL, +1 F<text:span text:style-name="T101">ortitude</text:span>.</text:p>
      <text:h text:style-name="P57" text:outline-level="2">Races &amp; Species</text:h>
      <text:p text:style-name="P37"><text:span text:style-name="T47">DWARF</text:span> – <text:span text:style-name="T60">Size: Small. Feats: Heat Vision, Poison Resistance, Dark Vision, Improved Climb, Fear Resistance. +4 SKL (STR), +1 Will.</text:span></text:p>
      <text:p text:style-name="P37"><text:span text:style-name="T47">ELF</text:span> – <text:span text:style-name="T61">Size: Medium, Feats: Magic Resistance, Heat Vision, Improved Listen, Sprint, Illusion Resistance. +3 SKL (DEX), +2 LP (Dwarf), +2 LP (Hobgoblin). -2 SKL (STR).</text:span></text:p>
      <text:p text:style-name="P38"><text:span text:style-name="T47">HUMAN</text:span> – Size: Medium. Feats: Sprint, Improved Jump, Improved Climb, Improved Swim, Fear Resistance. +1 SKL (STR), +3 LP (Any), +1 <text:span text:style-name="T99">W</text:span>ill.</text:p>
      <text:p text:style-name="P39"><text:span text:style-name="T55">KLANGON</text:span> – Size: <text:span text:style-name="T111">Large</text:span>. Feats: Sprint, Improved Jump, <text:span text:style-name="T111">Dark Vision</text:span>, Fear Resistance, <text:span text:style-name="T111">Improved Climb</text:span>. +<text:span text:style-name="T111">3</text:span> <text:span text:style-name="T111">LP</text:span> (<text:span text:style-name="T111">Megalisk</text:span>), +<text:span text:style-name="T111">2</text:span> <text:span text:style-name="T111">SKL</text:span> (<text:span text:style-name="T111">STR</text:span>), +1 <text:span text:style-name="T111">SKL (PER)</text:span>. -<text:span text:style-name="T111">1 Reflex.</text:span></text:p>
      <text:p text:style-name="P40"><text:span text:style-name="T56">VULTAN</text:span> – Size: <text:span text:style-name="T112">Medium</text:span>. Feats: <text:span text:style-name="T112">Psionics Resistance, Heal Self, Heat Vision, Illusion Resistance, Improved Listen</text:span>. +<text:span text:style-name="T112">5 SKL (CHA).</text:span></text:p>
      <text:h text:style-name="P58" text:outline-level="2">Feats</text:h>
      <text:p text:style-name="P42"><text:span text:style-name="T47">DARK VISION</text:span> – Can see in “no illumination” environments as if in “partial illumination” environments–up to 6 spaces away. Cannot see color when using this ability.</text:p>
      <text:p text:style-name="P45"><text:span text:style-name="T47">FEAR RESISTANCE</text:span> – +2 <text:span text:style-name="T121">W</text:span>ill vs fear &amp; charm.</text:p>
      <text:p text:style-name="P50"><text:span text:style-name="T47">HEAL SELF</text:span> – Once per day, you may spend a full-turn action to heal a number of HP equal to the CHR's LVL.</text:p>
      <text:p text:style-name="P42"><text:span text:style-name="T47">HEAT VISION</text:span> – Can see bodies of heat in “partial illumination” and “no illumination” environments up to 6 spaces away. Cannot be used to detect cold blooded <text:span text:style-name="T82">CHRs</text:span>.</text:p>
      <text:p text:style-name="P46"><text:span text:style-name="T47">I</text:span><text:span text:style-name="T57">LLUSION RESISTANCE</text:span> – <text:span text:style-name="T113">+1 to skill tests, saves and DFS vs illusions and illusionary effects.</text:span></text:p>
      <text:p text:style-name="P44"><text:span text:style-name="T47">IMPROVED CLIMB</text:span> – +2 to climb skill tests and MV when traveling through vertical terrain.</text:p>
      <text:p text:style-name="P47"><text:span text:style-name="T47">IMPROVED JUMP</text:span> – <text:span text:style-name="T63">+2 to jump skill tests and jump distances.</text:span></text:p>
      <text:p text:style-name="P46"><text:span text:style-name="T47">IMPROVED </text:span><text:span text:style-name="T48">LISTEN</text:span> – <text:span text:style-name="T65">+2 to listen skill tests and listen distances.</text:span></text:p>
      <text:p text:style-name="P48"><text:span text:style-name="T47">IMPROVED SWIM</text:span> – +2 to swim tests and MV when traveling through water terrain.</text:p>
      <text:p text:style-name="P42"><text:span text:style-name="T47">MAGIC RESISTANCE</text:span> – <text:span text:style-name="T64">Immunity to paralysis, +2 Will vs sleep &amp; magic spells.</text:span></text:p>
      <text:p text:style-name="P43"><text:span text:style-name="T47">POISON RESISTANCE</text:span> – Immunity to disease, +1 fortitude vs poison &amp; paralysis.</text:p>
      <text:p text:style-name="P49"><text:span text:style-name="T47">PSIONICS RESISTANCE</text:span> – Immunity to ESP, +2 <text:span text:style-name="T114">Will</text:span> vs charm &amp; psionics.</text:p>
      <text:p text:style-name="P41"><text:span text:style-name="T47">SPRINT</text:span> – Spend 1 SP to gain twice the number of remaining MV until <text:span text:style-name="T19">End of Turn</text:span><text:span text:style-name="T106"> (</text:span><text:span text:style-name="T19">EOT</text:span><text:span text:style-name="T106">)</text:span>.</text:p>
      <text:h text:style-name="P59" text:outline-level="2">Experience Levels</text:h>
      <text:p text:style-name="P15">Every <text:span text:style-name="T84">PC</text:span> starts at LVL 0. As CHRs collect <text:span text:style-name="T2">Experience Points</text:span> (<text:span text:style-name="T2">XP</text:span>), they may reach a new <text:span text:style-name="T77">LVL</text:span> <text:span text:style-name="T66">after collecting</text:span> XP equal to <text:span text:style-name="T25">L</text:span><text:span text:style-name="T28">VL</text:span><text:span text:style-name="T102">2</text:span><text:span text:style-name="T25"> x </text:span><text:span text:style-name="T26">500</text:span> for the <text:span text:style-name="T66">new LVL</text:span>. Once a new LVL is earned, each CHR <text:span text:style-name="T66">receives</text:span> a number of <text:span text:style-name="T66">extra</text:span> HP <text:span text:style-name="T66">(according to their chosen</text:span> ARC<text:span text:style-name="T66">)</text:span>, 1d6 extra SKL, and can cast MAG <text:span text:style-name="T67">the same tier or lower equal to their new LVL.</text:span></text:p>
      <text:h text:style-name="P60" text:outline-level="2">Space &amp; Time</text:h>
      <text:p text:style-name="P16">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6">In-game time is measured in two <text:span text:style-name="T24">t</text:span><text:span text:style-name="T22">ime</text:span><text:span text:style-name="T2"> Intervals</text:span>: <text:span text:style-name="T2">Tactical Time</text:span> and <text:span text:style-name="T2">Cautious Time</text:span>. When in <text:span text:style-name="T2">Combat</text:span>, time slows to <text:span text:style-name="T92">tactical time</text:span> where each <text:span text:style-name="T87">interval</text:span> represents 6 seconds. Outside of <text:span text:style-name="T87">combat</text:span>, time speeds up to <text:span text:style-name="T92">cautious time</text:span> where each <text:span text:style-name="T87">interval</text:span> represents 1 minute.</text:p>
      <text:h text:style-name="P60" text:outline-level="2">Movement</text:h>
      <text:p text:style-name="P16">A CHR may move a number of space<text:span text:style-name="T87">s</text:span> equal to their MV <text:span text:style-name="T82">per action </text:span>during <text:span text:style-name="T97">tac</text:span><text:soft-page-break/><text:span text:style-name="T97">tical time</text:span>. During <text:span text:style-name="T97">cautious time</text:span>, CHRs may move a number of space<text:span text:style-name="T117">s</text:span> equal to <text:span text:style-name="T27">MV</text:span><text:span text:style-name="T25"> x </text:span><text:span text:style-name="T27">2</text:span>. CHRs may spend 1 SP to gain +1 MV <text:span text:style-name="T118">until EOT</text:span>. CHRs may not spend SP this way if they have 0 or less SP. <text:span text:style-name="T69">The MV cost to move into a space depends on the terrain type of the space.</text:span></text:p>
      <text:h text:style-name="P60" text:outline-level="2">Rest &amp; Recuperation</text:h>
      <text:p text:style-name="P16">For a CHR to be considered resting, they cannot engage in any strenuous activities (such as <text:span text:style-name="T87">combat</text:span>) or carry, li<text:span text:style-name="T91">ft</text:span> or move any objects that are heavy.</text:p>
      <text:p text:style-name="P16"><text:span text:style-name="T47">SLEEP</text:span> – CHRs must sleep for 8 hours each day or suffer 1 <text:span text:style-name="T2">Exhaustion Counter</text:span>. CHRs will suffer an additional <text:span text:style-name="T88">exhaustion counter</text:span> for every 4 hours more of sleep they've been deprived. For every 8 hours a CHR sleeps, they lose 1 <text:span text:style-name="T88">exhaustion counter</text:span>.</text:p>
      <text:p text:style-name="P17"><text:span text:style-name="T47">SHORT REST</text:span> – For every <text:span text:style-name="T83">1 </text:span>hour a CHR rests, they recover 1 SP.</text:p>
      <text:p text:style-name="P17"><text:span text:style-name="T47">NATURAL HEALING</text:span> – CHRs regain a number of lost <text:span text:style-name="T25">HP = LVL</text:span> per day (minimum ½ HP), or <text:span text:style-name="T25">2 x LVL</text:span> per day if the CHR rested for an entire day.</text:p>
      <text:h text:style-name="P61" text:outline-level="2">Light &amp; Vision</text:h>
      <text:p text:style-name="P19"><text:span text:style-name="T47">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4">CHRs suffer a </text:span><text:span text:style-name="T16">Blind Counter</text:span><text:span text:style-name="T94"> to anything in NI. CHRs suffer a </text:span><text:span text:style-name="T16">Partial Blind Counter</text:span><text:span text:style-name="T94"> to anything in </text:span>PI.</text:p>
      <text:p text:style-name="P20"><text:span text:style-name="T47">LINE OF SIGHT</text:span> – <text:span text:style-name="T70">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1">When a CHR's HP is 0 or less, the CHR is dead. The total number of XP of the dead PC should be reduced by 10% (rounded down), then transferred to the <text:span text:style-name="T84">player</text:span>'s new CHR.</text:p>
      <text:h text:style-name="P63" text:outline-level="2">Common Character Actions</text:h>
      <text:p text:style-name="P34"><text:span text:style-name="T47">SKILL TESTS</text:span> – <text:span text:style-name="T71">Whenever the GM feels a CHR's ability to complete an action is uncertain they will have the player roll and apply the result to an appropriate primary trait for the skill type tested. </text:span><text:span text:style-name="T37">If the total is 5 or higher, the </text:span><text:span text:style-name="T21">Skill Test</text:span><text:span text:style-name="T37"> is successful</text:span><text:span text:style-name="T71">.</text:span></text:p>
      <text:p text:style-name="P51"><text:span text:style-name="T47">COMPREHEND LANGUAGE</text:span> – If a CHR wishes to listen, speak, write or read a <text:span text:style-name="T2">Language</text:span> (<text:span text:style-name="T2">LANG</text:span>), they may <text:span text:style-name="T85">roll</text:span> and apply the result to the number of LP they have for that LANG. <text:span text:style-name="T36">If the total is 5 or higher, the LANG test is successful</text:span>.</text:p>
      <text:p text:style-name="P23"><text:span text:style-name="T47">SAVE SELF</text:span> – If something challenges a CHR's fortitude, reflex or will, they may make a <text:span text:style-name="T84">fortitude, reflex or will save</text:span> (respectively). <text:span text:style-name="T84">Roll</text:span> and apply the result to the save. <text:span text:style-name="T36">If the total is 5 or higher, </text:span><text:span text:style-name="T38">negate the effect or </text:span><text:span text:style-name="T36">reduce any DMG by half</text:span>.</text:p>
      <text:p text:style-name="P18"><text:span text:style-name="T49">FALLING</text:span><text:span text:style-name="T69"> – </text:span>A CHR suffers 1 DMG for every space fallen <text:span text:style-name="T115">(</text:span>up to a maximum of 50 DMG<text:span text:style-name="T115">)</text:span>.</text:p>
      <text:p text:style-name="P18"><text:span text:style-name="T49">CRUSHING OBJECTS</text:span><text:span text:style-name="T69"> – </text:span>Falling objects deal a number of DMG equal to their weight <text:span text:style-name="T68">(in kilograms) </text:span>to any unfortunate victims they hit. If the object falls less than 3 spaces, it deals ½ DMG. CHRs who succeed at a <text:span text:style-name="T116">reflex save</text:span> can reduce the DMG suffered by half.</text:p>
      <text:h text:style-name="P64" text:outline-level="2">Combat</text:h>
      <text:p text:style-name="P22"><text:span text:style-name="T53">A. </text:span><text:span text:style-name="T50">SURPRISE &amp; INITIATIVE</text:span><text:span text:style-name="T72"> – </text:span>At the start of <text:span text:style-name="T87">combat, the closest CHR to an enemy NPC must make a PER skill test. The CHR with the highest PER test result gains </text:span><text:span text:style-name="T9">Initiative</text:span><text:span text:style-name="T72">. NPCs make this test once per race or species type. If any party's PER test result is 5 or more points below the winning party, they are surprised for one </text:span><text:span text:style-name="T9">Turn</text:span><text:span text:style-name="T72"> and cannot perform any </text:span><text:span text:style-name="T9">Action</text:span><text:span text:style-name="T10">s</text:span><text:span text:style-name="T72">.</text:span></text:p>
      <text:p text:style-name="P28"><text:span text:style-name="T53">B. </text:span><text:span text:style-name="T47">DECLARE ACT</text:span><text:span text:style-name="T54">IONS</text:span> – Before <text:span text:style-name="T73">CHRs</text:span> in the PC's <text:span text:style-name="T89">party</text:span> can perform an<text:span text:style-name="T74">y</text:span> <text:span text:style-name="T89">actions</text:span>, the <text:span text:style-name="T84">player</text:span>s must declare the <text:span text:style-name="T89">action</text:span>s <text:span text:style-name="T98">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99">longer</text:span> amounts of time to perform. <text:span text:style-name="T103">Each action type</text:span> require<text:span text:style-name="T103">s</text:span> <text:span text:style-name="T99">specific</text:span> <text:span text:style-name="T75">amounts of time</text:span> to perform <text:span text:style-name="T99">(</text:span>depending on the <text:span text:style-name="T99">action).</text:span> <text:span text:style-name="T103">B</text:span>oth ATKs and <text:span text:style-name="T76">moving a number of spaces up to a CHR's</text:span> <text:span text:style-name="T75">MV</text:span> <text:span text:style-name="T75">are </text:span>considered <text:span text:style-name="T89">standard actions</text:span>.</text:p>
      <text:p text:style-name="P27"><text:span text:style-name="T53">C. </text:span><text:span text:style-name="T47">PERFORM ACT</text:span><text:span text:style-name="T54">IONS</text:span> – <text:span text:style-name="T104">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4"><text:span text:style-name="T47">MELEE ATTACKS</text:span> – <text:span text:style-name="T76">Any CHR with a </text:span><text:span text:style-name="T11">Melee Weapon</text:span><text:span text:style-name="T76"> (</text:span><text:span text:style-name="T11">MW</text:span><text:span text:style-name="T76">) may MA an adjacent CHR. The success or failure of a MA is determined by </text:span><text:span text:style-name="T29">STR + WD </text:span><text:span text:style-name="T30">+ </text:span><text:span text:style-name="T34">ROL</text:span><text:span text:style-name="T35">L</text:span><text:span text:style-name="T76">. For every 1 point the ATK is over the </text:span><text:span text:style-name="T11">Defender's</text:span><text:span text:style-name="T76"> DFS, 1 DMG is inflicted.</text:span></text:p>
      <text:p text:style-name="P25"><text:span text:style-name="T51">RANGED</text:span><text:span text:style-name="T47"> ATTACKS</text:span> – <text:span text:style-name="T76">Any CHR with a </text:span><text:span text:style-name="T11">Ranged Weapon</text:span><text:span text:style-name="T76"> (</text:span><text:span text:style-name="T11">RW</text:span><text:span text:style-name="T76">) may RA a CHR in LOS. <text:s/>The success or failure of a RA is determined by </text:span><text:span text:style-name="T29">PER + WD </text:span><text:span text:style-name="T32">+ </text:span><text:span text:style-name="T34">ROLL</text:span><text:span text:style-name="T76">. For every +1 from the roll, add +1 to the ATK's </text:span><text:span text:style-name="T11">Range</text:span><text:span text:style-name="T76"> distance. For every -1 from the roll, subtract -1 range for the ATK. For every 1 point the ATK is over the d</text:span><text:span text:style-name="T23">efender's</text:span><text:span text:style-name="T76"> DFS, 1 DMG is inflicted.</text:span></text:p>
      <text:p text:style-name="P54"><text:span text:style-name="T51">UNARMED</text:span><text:span text:style-name="T47"> ATTACKS</text:span> – <text:span text:style-name="T78">Any CHR may UA an adjacent CHR. The success or failure of an UA is determined by </text:span><text:span text:style-name="T31">DEX </text:span><text:span text:style-name="T33">+ </text:span><text:span text:style-name="T34">ROLL</text:span><text:span text:style-name="T78">. The </text:span><text:span text:style-name="T12">Attacker</text:span><text:span text:style-name="T78">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3">efender's</text:span><text:span text:style-name="T76"> DFS, 1 DMG is inflicted.</text:span></text:p>
      <text:p text:style-name="P26"><text:span text:style-name="T52">WRESTLING</text:span> – <text:span text:style-name="T78">A CHR may </text:span><text:span text:style-name="T12">Wrestle</text:span><text:span text:style-name="T78"> an adjacent CHR. Wrestling is performed the same as an UA but with no kick or strike effects. Both the attacker and defender have four </text:span><text:span text:style-name="T12">Wrestling Statuses</text:span><text:span text:style-name="T78">: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1"><text:span text:style-name="T47">POWER POINTS</text:span> – For every +1 from a<text:span text:style-name="T107">n ATK</text:span> <text:span text:style-name="T85">roll</text:span>, that CHR <text:span text:style-name="T79">receives</text:span> <text:span text:style-name="T119">+</text:span>1 <text:span text:style-name="T119">PP</text:span> until <text:span text:style-name="T106">EOT</text:span>. PP can be spent on item and equipment <text:span text:style-name="T2">Abilities</text:span> <text:span text:style-name="T96">(</text:span>see the equipment sheet<text:span text:style-name="T96">)</text:span>.</text:p>
      <text:p text:style-name="P32"><text:span text:style-name="T47">DEFENSIVE COVER</text:span> – There are three types of cover that a CHR can use to shield themselves from an ATK: <text:span text:style-name="T15">Full Cover</text:span> blocks line of sight, <text:span text:style-name="T15">Partial Cover</text:span> provides +2 DFS to the <text:span text:style-name="T95">defender</text:span> and <text:span text:style-name="T2">No Cover</text:span> provides no <text:span text:style-name="T108">effects</text:span>.</text:p>
      <text:h text:style-name="P65" text:outline-level="2">Con<text:span text:style-name="T85">d</text:span>itions</text:h>
      <text:p text:style-name="P33"><text:span text:style-name="T47">BLIND</text:span> – If “Partial Blind”: You suffer -2 to ATK and DFS. Otherwise: You suffer -4 to ATK and DFS.</text:p>
      <text:p text:style-name="P29"><text:span text:style-name="T47">EXHAUSTION</text:span> – You suffer -1 SP and -1 to all <text:span text:style-name="T85">rolls</text:span> for every <text:span text:style-name="T88">exhaustion counter</text:span>. <text:span text:style-name="T88">REST 1 DAY</text:span>: Remove 1 <text:span text:style-name="T88">exhaustion counter</text:span>.</text:p>
      <text:p text:style-name="P29"><text:span text:style-name="T47">POISONED</text:span> – EVERY <text:span text:style-name="T86">TURN</text:span>: Make a F<text:span text:style-name="T101">ortitude Save</text:span>: If successful, remove 1 <text:span text:style-name="T2">Poison Counter</text:span>. If failed, you die.</text:p>
      <text:p text:style-name="P29"><text:span text:style-name="T47">BLEED</text:span> – EVERY MINUTE: Make a F<text:span text:style-name="T101">ortitude Save</text:span> for every <text:span text:style-name="T2">Bleed Counte</text:span><text:span text:style-name="T14">r</text:span>: If successful, remove 1 <text:span text:style-name="T109">bleed counter</text:span>. If failed, suffer -1 HP.</text:p>
      <text:p text:style-name="P29"><text:span text:style-name="T47">CONFUSE</text:span> – EVERY TURN: Make a W<text:span text:style-name="T101">ill Save</text:span>: If successful, remove 1 <text:span text:style-name="T2">Confuse Counter</text:span>. If failed, <text:span text:style-name="T110">suffer </text:span>-3 to all <text:span text:style-name="T110">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1-23T17:16:58.032667424</dc:date>
    <meta:editing-duration>PT20H28M23S</meta:editing-duration>
    <meta:editing-cycles>188</meta:editing-cycles>
    <meta:generator>LibreOffice/4.3.5.2$Linux_X86_64 LibreOffice_project/430m0$Build-2</meta:generator>
    <meta:document-statistic meta:table-count="0" meta:image-count="0" meta:object-count="0" meta:page-count="2" meta:paragraph-count="81" meta:word-count="2133" meta:character-count="11682" meta:non-whitespace-character-count="9580"/>
  </office:meta>
</office:document-meta>
</file>